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309cm" svg:height="8.611cm" svg:x="0.004cm" svg:y="0.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0-09-12T17:41:08.021907499</dc:date>
    <meta:editing-duration>PT5M</meta:editing-duration>
    <meta:editing-cycles>24</meta:editing-cycles>
    <meta:generator>LibreOffice/6.4.5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31cm" svg:height="8.612cm" xlink:href="." xlink:type="simple" chart:class="chart:scatter" chart:style-name="ch1">
        <chart:plot-area chart:style-name="ch2" chart:data-source-has-labels="both" svg:x="0.306cm" svg:y="0.172cm" svg:width="14.698cm" svg:height="8.268cm">
          <chartooo:coordinate-region svg:x="0.848cm" svg:y="0.371cm" svg:width="14.062cm" svg:height="7.87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1.6180339887499">
                <text:p>-1.61803398874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0.96350734820343">
                <text:p>-0.963507348203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0.851558583130146">
                <text:p>-0.8515585831301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0.736249105369356">
                <text:p>-0.7362491053693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0.618033988749895">
                <text:p>-0.6180339887498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0.497379774329711">
                <text:p>-0.4973797743297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0.374762629171449">
                <text:p>-0.3747626291714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0.250666467128609">
                <text:p>-0.2506664671286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0.125581039058626">
                <text:p>-0.1255810390586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3.67394039744206E-016">
                <text:p>-3.67394039744206E-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.125581039058626">
                <text:p>0.1255810390586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.250666467128608">
                <text:p>0.2506664671286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.37476262917145">
                <text:p>0.374762629171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.49737977432971">
                <text:p>0.497379774329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.618033988749894">
                <text:p>0.6180339887498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.736249105369355">
                <text:p>0.7362491053693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0.851558583130145">
                <text:p>0.8515585831301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0.963507348203431">
                <text:p>0.9635073482034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1.61803398874989">
                <text:p>1.618033988749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1.6180339887499">
                <text:p>1.61803398874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0.963507348203431">
                <text:p>0.9635073482034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0.851558583130146">
                <text:p>0.8515585831301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0.736249105369357">
                <text:p>0.7362491053693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0.618033988749895">
                <text:p>0.6180339887498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0.497379774329711">
                <text:p>0.4973797743297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0.374762629171449">
                <text:p>0.3747626291714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0.250666467128609">
                <text:p>0.2506664671286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0.125581039058627">
                <text:p>0.1255810390586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6.12323399573677E-016">
                <text:p>6.12323399573677E-0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0.125581039058625">
                <text:p>-0.1255810390586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0.250666467128608">
                <text:p>-0.2506664671286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0.37476262917145">
                <text:p>-0.374762629171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0.49737977432971">
                <text:p>-0.4973797743297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0.618033988749894">
                <text:p>-0.61803398874989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0.736249105369355">
                <text:p>-0.7362491053693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0.851558583130143">
                <text:p>-0.8515585831301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0.963507348203431">
                <text:p>-0.96350734820343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1.61803398874989">
                <text:p>-1.6180339887498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-1.6180339887499">
                <text:p>-1.61803398874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-0.963507348203433">
                <text:p>-0.9635073482034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-0.851558583130145">
                <text:p>-0.85155858313014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-0.736249105369356">
                <text:p>-0.73624910536935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-0.618033988749896">
                <text:p>-0.61803398874989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-0.497379774329711">
                <text:p>-0.49737977432971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-0.374762629171451">
                <text:p>-0.37476262917145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-0.250666467128611">
                <text:p>-0.25066646712861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-0.125581039058627">
                <text:p>-0.12558103905862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-8.57252759403147E-016">
                <text:p>-8.57252759403147E-01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0.125581039058625">
                <text:p>0.1255810390586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0.25066646712861">
                <text:p>0.2506664671286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0.37476262917145">
                <text:p>0.3747626291714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0.497379774329709">
                <text:p>0.49737977432970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0.618033988749894">
                <text:p>0.61803398874989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0.736249105369354">
                <text:p>0.73624910536935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0.851558583130146">
                <text:p>0.85155858313014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0.963507348203431">
                <text:p>0.96350734820343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1.61803398874989">
                <text:p>1.6180339887498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